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officeooo:rsid="001883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ções Nutricionais Qtdepor porção? oavD**</text:p>
      <text:p text:style-name="P1">Valor energético” “B6kcal=57 1h) 7%</text:p>
      <text:p text:style-name="P1">Carboidratos 199 6%</text:p>
      <text:p text:style-name="P1">Proteínas 359 5%</text:p>
      <text:p text:style-name="P1">orduras totais 53 10%</text:p>
      <text:p text:style-name="P1">9</text:p>
      <text:p text:style-name="P1">orduras saturadas 24 n%</text:p>
      <text:p text:style-name="P1">9</text:p>
      <text:p text:style-name="P1">Gorduras Trans zero g e</text:p>
      <text:p text:style-name="P1">Gorduras Monoinsaturadas 209 e</text:p>
      <text:p text:style-name="P1">Gorduras Polinsaturadas 0,69 “e</text:p>
      <text:p text:style-name="P1">Colesterol zero mg 0%</text:p>
      <text:p text:style-name="P1">Fibra alimentar 089 3%</text:p>
      <text:p text:style-name="P1">Sódio 210 mg 9%</text:p>
      <text:p text:style-name="P1">FraValores Diários com base em uma dicta de 2.000 Real ou 8400 Wj Seus valores diários podem ser</text:p>
      <text:p text:style-name="P1">maiores ou menores dependendo de suas necessidades energéticas.</text:p>
      <text:p text:style-name="P1">** (36)VD não estabelecido.</text:p>
      <text:p text:style-name="P1"/>
      <text:p text:style-name="P1">Execution Time: 3.1645898818969727</text:p>
      <text:p text:style-name="P1">---------------------------------------- <text:span text:style-name="T1">2</text:span></text:p>
      <text:p text:style-name="P1">Guardo pr porão 100)</text:p>
      <text:p text:style-name="P1">Valor Energético 101 kcal = 423kj 5</text:p>
      <text:p text:style-name="P1">Carboidratos 049 o</text:p>
      <text:p text:style-name="P1">Proteínas 719 9</text:p>
      <text:p text:style-name="P1">Gorduras Totais 799 14</text:p>
      <text:p text:style-name="P1">Gorduras Saturadas 509 23</text:p>
      <text:p text:style-name="P1">Gorduras Trans 0,39 *</text:p>
      <text:p text:style-name="P1">Fibra Alimentar o o</text:p>
      <text:p text:style-name="P1">Sódio 263 mg a</text:p>
      <text:p text:style-name="P1">Cálcio 228 mg 23</text:p>
      <text:p text:style-name="P1">* % Valores Diários de Referência com base em uma dieta de 2.000 kcal ou 8.400 kJ.</text:p>
      <text:p text:style-name="P1">Seus valores diários podem ser maiores ou menores dependendo de suas</text:p>
      <text:p text:style-name="P1">necessidades energéticas.</text:p>
      <text:p text:style-name="P1">** VD não estabelecido.</text:p>
      <text:p text:style-name="P1"/>
      <text:p text:style-name="P1">Execution Time: 2.0240256786346436</text:p>
      <text:p text:style-name="P1">---------------------------------------- <text:span text:style-name="T1">3</text:span></text:p>
      <text:p text:style-name="P1"><text:soft-page-break/>Informações Nutricionais Qtdepor porção? oavD**</text:p>
      <text:p text:style-name="P1">Valor energético” aThcal=605h] 7%</text:p>
      <text:p text:style-name="P1">Carboidratos 199 6%</text:p>
      <text:p text:style-name="P1">Proteínas 209 3%</text:p>
      <text:p text:style-name="P1">orduras totais 72 13%</text:p>
      <text:p text:style-name="P1">d 9</text:p>
      <text:p text:style-name="P1">orduras saturadas 37 17%</text:p>
      <text:p text:style-name="P1">d d 9</text:p>
      <text:p text:style-name="P1">Gorduras trans zero g e</text:p>
      <text:p text:style-name="P1">Gorduras Monoinsaturadas 219 o</text:p>
      <text:p text:style-name="P1">Gorduras Polinsaturadas 0,59 e</text:p>
      <text:p text:style-name="P1">Colesterol zero mg 0%</text:p>
      <text:p text:style-name="P1">Fibra alimentar 119 4%</text:p>
      <text:p text:style-name="P1">Sódio 90 mg 4%</text:p>
      <text:p text:style-name="P1">EraValores Diários com base em uma dicta de 2.000 Real ou 8400 |) Seus valores diários podem ser</text:p>
      <text:p text:style-name="P1">maiores ou menores dependendo de suas necessidades energéticas.</text:p>
      <text:p text:style-name="P1">** (6) VD não estabelecido.</text:p>
      <text:p text:style-name="P1"/>
      <text:p text:style-name="P1">Execution Time: 2.4677865505218506</text:p>
      <text:p text:style-name="P1">---------------------------------------- <text:span text:style-name="T1">4</text:span></text:p>
      <text:p text:style-name="P1">FORMAÇÃO NUTRICIONAL: Porção de 40 g (1 unidade)</text:p>
      <text:p text:style-name="P1">QUANTIDADE POR PORÍ %VD (3)</text:p>
      <text:p text:style-name="P1">Valor energético 97 kcal=407kJ</text:p>
      <text:p text:style-name="P1">Carboidratos 199</text:p>
      <text:p text:style-name="P1">Proteínas, 259</text:p>
      <text:p text:style-name="P1">Gorduras totais ig</text:p>
      <text:p text:style-name="P1">Gorduras saturadas 0g</text:p>
      <text:p text:style-name="P1">Gorduras trans 0g</text:p>
      <text:p text:style-name="P1">Gorduras monoinsaturadas | 0,69</text:p>
      <text:p text:style-name="P1">Gorduras polrinsaturadas | 0,59</text:p>
      <text:p text:style-name="P1">Colesterol Omg</text:p>
      <text:p text:style-name="P1">Fibra alimentar 359</text:p>
      <text:p text:style-name="P1">Sódio 183 mg</text:p>
      <text:p text:style-name="P1">jos podem ser maiores ou menores dependendo de</text:p>
      <text:p text:style-name="P1">suas necessidades energéticas. * VD não estabelecido.</text:p>
      <text:p text:style-name="P1"/>
      <text:p text:style-name="P1">Execution Time: 2.104414701461792</text:p>
      <text:p text:style-name="P1">---------------------------------------- <text:span text:style-name="T1">5</text:span></text:p>
      <text:p text:style-name="P1"><text:soft-page-break/>ESTOU A TENT ETTA</text:p>
      <text:p text:style-name="P1">OT</text:p>
      <text:p text:style-name="P1">Quantidade por porção ELO)</text:p>
      <text:p text:style-name="P1">op 320 hcal = 1344 ky o</text:p>
      <text:p text:style-name="P1">pera 39g, dos quais: FA</text:p>
      <text:p text:style-name="P1">Es EA</text:p>
      <text:p text:style-name="P1">re EA E]</text:p>
      <text:p text:style-name="P1">a EA E</text:p>
      <text:p text:style-name="P1">Gorduras saturadas 35g o</text:p>
      <text:p text:style-name="P1">pena Não contém x</text:p>
      <text:p text:style-name="P1">Fibra alimentar Era E</text:p>
      <text:p text:style-name="P1">Er</text:p>
      <text:p text:style-name="P1">Pe</text:p>
      <text:p text:style-name="P1"/>
      <text:p text:style-name="P1">Execution Time: 1.5989022254943848</text:p>
      <text:p text:style-name="P1">---------------------------------------- <text:span text:style-name="T1">6</text:span></text:p>
      <text:p text:style-name="P1">PORÇÃO DE 37G (4 COLHERES DE SOPA)</text:p>
      <text:p text:style-name="P1">QUANTIDADE POR PORÇÃO %VDC)</text:p>
      <text:p text:style-name="P1">Valor energético 145 kcal = 609 kJ 7</text:p>
      <text:p text:style-name="P1">Carboidratos 319 10</text:p>
      <text:p text:style-name="P1">Proteínas 159 2</text:p>
      <text:p text:style-name="P1">Gorduras totais 179 3</text:p>
      <text:p text:style-name="P1">Gorduras saturadas 0,99 4</text:p>
      <text:p text:style-name="P1">Gorduras trans o e)</text:p>
      <text:p text:style-name="P1">Fibra alimentar 0,69 2</text:p>
      <text:p text:style-name="P1">Sódio 148mg 6</text:p>
      <text:p text:style-name="P1">() % Valores Diários de Referência com base em uma dieta de 2.000 kcal ou 8400 kJ. Seus valores diários</text:p>
      <text:p text:style-name="P1">maiores ou menores dependendo de suas necessidades energéti</text:p>
      <text:p text:style-name="P1">(') Valores Diários de Referência não estabelecidos.</text:p>
      <text:p text:style-name="P1"/>
      <text:p text:style-name="P1">Execution Time: 20.46795082092285</text:p>
      <text:p text:style-name="P1">---------------------------------------- <text:span text:style-name="T1">7</text:span></text:p>
      <text:p text:style-name="P1">INFORMAÇÃO NUTRICIONAL: Porção de 40 g (1 unidade)</text:p>
      <text:p text:style-name="P1">QUANTIDADE POR PORÇÃO VD (3)</text:p>
      <text:p text:style-name="P1">Valor energético N8kcal=496kJ</text:p>
      <text:p text:style-name="P1">Carboidratos 209</text:p>
      <text:p text:style-name="P1">Proteínas 269</text:p>
      <text:p text:style-name="P1"><text:soft-page-break/>Gorduras totais 299</text:p>
      <text:p text:style-name="P1">Gorduras saturadas 149</text:p>
      <text:p text:style-name="P1">Gorduras trans 0g</text:p>
      <text:p text:style-name="P1">Fibra alimentar 069</text:p>
      <text:p text:style-name="P1">Sódio 207mg</text:p>
      <text:p text:style-name="P1">*% Valores Diários com base em uma dieta de 2.000 koal ou 8.400 kJ.</text:p>
      <text:p text:style-name="P1">Seus valores diários podem ser maiores ou menores dependendo de</text:p>
      <text:p text:style-name="P1">suas necessidades energéticas. * VD não estabelecido.</text:p>
      <text:p text:style-name="P1"/>
      <text:p text:style-name="P1">Execution Time: 7.141323804855347</text:p>
      <text:p text:style-name="P1">---------------------------------------- <text:span text:style-name="T1">8</text:span></text:p>
      <text:p text:style-name="P1">PORÇÃO DE 22 G (1 UNIDADE)</text:p>
      <text:p text:style-name="P1">QUANTIDADE POR PORÇÃO %VDC)</text:p>
      <text:p text:style-name="P1">Valor energético 1Okcal = 462 kJ 6</text:p>
      <text:p text:style-name="P1">Carboidratos 29 4</text:p>
      <text:p text:style-name="P1">Proteínas 349 4</text:p>
      <text:p text:style-name="P1">Gorduras totais 549 10</text:p>
      <text:p text:style-name="P1">Gorduras saturadas ug 5</text:p>
      <text:p text:style-name="P1">Gorduras trans o e)</text:p>
      <text:p text:style-name="P1">Fibra alimentar 109 4</text:p>
      <text:p text:style-name="P1">Sódio 23mg 1</text:p>
      <text:p text:style-name="P1">() % Valores Diários de Referência com base em uma dieta de 2.000 kcal ou 8400 kJ. Seus valores diários</text:p>
      <text:p text:style-name="P1">ser maiores ou menores dependendo de suas necessidades energéticos.</text:p>
      <text:p text:style-name="P1">(') Valores Diários de Referência não estabeleci</text:p>
      <text:p text:style-name="P1"/>
      <text:p text:style-name="P1">Execution Time: 1.8881433010101318</text:p>
      <text:p text:style-name="P1">---------------------------------------- <text:span text:style-name="T1">9</text:span></text:p>
      <text:p text:style-name="P1">Informação!información Nutricional</text:p>
      <text:p text:style-name="P1">Porção!Porción 309</text:p>
      <text:p text:style-name="P1">Quantidade por porção/Cantidad por porción %VD()</text:p>
      <text:p text:style-name="P1">Valor energético/Valor calorico 130kcal=546kJ 6</text:p>
      <text:p text:style-name="P1">Carboidratos/Carbohidrato 239 8</text:p>
      <text:p text:style-name="P1">Lactose/Lactosa 0,59 ”</text:p>
      <text:p text:style-name="P1">Galactose/Galactosa 0,09 *</text:p>
      <text:p text:style-name="P1">Gorduras totais/Grasa total 4,09 7</text:p>
      <text:p text:style-name="P1">Gorduras saturadas/Grasa saturada 289 13</text:p>
      <text:p text:style-name="P1">Gorduras trans/Grasa trans 0,59 a</text:p>
      <text:p text:style-name="P1"><text:soft-page-break/>Sódio/Sodio 21mg 1</text:p>
      <text:p text:style-name="P1">"Não contém quantidade significativa de proteinas e fibra alimentar.”</text:p>
      <text:p text:style-name="P1">(7% Valores Diários de Referência com base</text:p>
      <text:p text:style-name="P1">menores dependendo de suas necessidades energéticas /% Valores Di</text:p>
      <text:p text:style-name="P1">0 8.400X]. Sus valores diarios pueden ser mayores o menores depe</text:p>
      <text:p text:style-name="P1">=" VD não estabelecido/VD no estabelecido</text:p>
      <text:p text:style-name="P1">dieta de 2.000kcal ou 8.400K]. Seus valores diários podem ser maioresou</text:p>
      <text:p text:style-name="P1">ias de Referencia con base en una dieta de 2.000kcal</text:p>
      <text:p text:style-name="P1">ndo de sus necesidades energétic</text:p>
      <text:p text:style-name="P1"/>
      <text:p text:style-name="P1">Execution Time: 1.7356922626495361</text:p>
      <text:p text:style-name="P1">---------------------------------------- <text:span text:style-name="T1">10</text:span></text:p>
      <text:p text:style-name="P1">Informações Nutricionais Qtdepor porção? oavD**</text:p>
      <text:p text:style-name="P1">Valor energético 127hcal=533h] 6%</text:p>
      <text:p text:style-name="P1">Carboidratos 209 7%</text:p>
      <text:p text:style-name="P1">Proteínas 319 5%</text:p>
      <text:p text:style-name="P1">orduras totais 38 7%</text:p>
      <text:p text:style-name="P1">d 9</text:p>
      <text:p text:style-name="P1">orduras saturadas 18 8%</text:p>
      <text:p text:style-name="P1">d d 9</text:p>
      <text:p text:style-name="P1">Gorduras trans zero g e</text:p>
      <text:p text:style-name="P1">Gorduras monoinsaturadas 159 o</text:p>
      <text:p text:style-name="P1">orduras polinsaturadas. 05</text:p>
      <text:p text:style-name="P1">duras poli d 9 e</text:p>
      <text:p text:style-name="P1">Colesterol zero mg 0%</text:p>
      <text:p text:style-name="P1">Fibra alimentar 109 4%</text:p>
      <text:p text:style-name="P1">Sódio 210 mg 9%</text:p>
      <text:p text:style-name="P1">EraValores Diários com base em uma dicta de 2.000 Real ou 8400 Wj Seus valores diários podem ser</text:p>
      <text:p text:style-name="P1">maiores ou menores dependendo de suas necessidades energéticas.</text:p>
      <text:p text:style-name="P1">** (36)VD não estabelecida.</text:p>
      <text:p text:style-name="P1"/>
      <text:p text:style-name="P1">Execution Time: 0.8340177536010742</text:p>
      <text:p text:style-name="P1">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5:00:58.999678024</meta:creation-date>
    <dc:date>2020-07-22T16:10:57.341363128</dc:date>
    <meta:editing-duration>PT15M5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172" meta:word-count="812" meta:character-count="5295" meta:non-whitespace-character-count="4655"/>
  </office:meta>
</office:document-meta>
</file>